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4000003B4BB651BB3BBD832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y="-17.775cm" svg:width="17.418cm" svg:height="17.907cm" draw:z-index="0"><draw:image xlink:href="Pictures/1000000000000424000003B4BB651BB3BBD83228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1:32:27.118000000</meta:creation-date>
    <dc:date>2020-10-21T11:33:18.010000000</dc:date>
    <meta:editing-duration>PT51S</meta:editing-duration>
    <meta:editing-cycles>1</meta:editing-cycles>
    <meta:document-statistic meta:table-count="0" meta:image-count="1" meta:object-count="0" meta:paragraph-count="1" meta:word-count="0" meta:character-count="1" meta:non-whitespace-character-count="0"/>
    <meta:generator>LibreOffice/7.0.0.3$Windows_X86_64 LibreOffice_project/8061b3e9204bef6b321a21033174034a5e2ea88e</meta:generator>
  </office:meta>
</office:document-meta>
</file>